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 officeooo:paragraph-rsid="000e1665"/>
    </style:style>
    <style:style style:name="P2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 officeooo:rsid="006e987a" officeooo:paragraph-rsid="000e1665"/>
    </style:style>
    <style:style style:name="P3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 officeooo:rsid="005dafa6" officeooo:paragraph-rsid="000e1665"/>
    </style:style>
    <style:style style:name="P4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 officeooo:rsid="006ce6bc" officeooo:paragraph-rsid="000e1665"/>
    </style:style>
    <style:style style:name="P5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 officeooo:rsid="005f45df" officeooo:paragraph-rsid="000e1665"/>
    </style:style>
    <style:style style:name="P6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 officeooo:rsid="00608bba" officeooo:paragraph-rsid="000e1665"/>
    </style:style>
    <style:style style:name="P7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 officeooo:rsid="001527e2" officeooo:paragraph-rsid="000e1665"/>
    </style:style>
    <style:style style:name="P8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 officeooo:rsid="00214069" officeooo:paragraph-rsid="000e1665"/>
    </style:style>
    <style:style style:name="P9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 officeooo:rsid="0026e81d" officeooo:paragraph-rsid="000e1665"/>
    </style:style>
    <style:style style:name="P10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 officeooo:rsid="006ea47f" officeooo:paragraph-rsid="000e1665"/>
    </style:style>
    <style:style style:name="P11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 officeooo:rsid="002831a1" officeooo:paragraph-rsid="000e1665"/>
    </style:style>
    <style:style style:name="P12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 officeooo:rsid="002e5691" officeooo:paragraph-rsid="000e1665"/>
    </style:style>
    <style:style style:name="P13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 officeooo:rsid="003b92d6" officeooo:paragraph-rsid="000e1665"/>
    </style:style>
    <style:style style:name="P14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 officeooo:rsid="00515c35" officeooo:paragraph-rsid="000e1665"/>
    </style:style>
    <style:style style:name="P15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 officeooo:rsid="0059b821" officeooo:paragraph-rsid="000e1665"/>
    </style:style>
    <style:style style:name="P16" style:family="paragraph" style:parent-style-name="Preformatted_20_Text">
      <style:paragraph-properties fo:widows="1"/>
      <style:text-properties fo:font-variant="normal" fo:text-transform="none" fo:color="#000000" fo:letter-spacing="normal" officeooo:paragraph-rsid="000e1665"/>
    </style:style>
    <style:style style:name="P17" style:family="paragraph" style:parent-style-name="Preformatted_20_Text">
      <style:paragraph-properties fo:widows="1"/>
      <style:text-properties fo:font-variant="normal" fo:text-transform="none" fo:color="#000000" fo:letter-spacing="normal" officeooo:rsid="000b483d" officeooo:paragraph-rsid="000e1665"/>
    </style:style>
    <style:style style:name="P18" style:family="paragraph" style:parent-style-name="Preformatted_20_Text">
      <style:paragraph-properties fo:widows="1"/>
      <style:text-properties fo:font-variant="normal" fo:text-transform="none" fo:color="#000000" style:font-name="Liberation Serif" fo:font-size="12pt" fo:letter-spacing="normal" fo:font-style="normal" fo:font-weight="normal" officeooo:rsid="00612a3d" officeooo:paragraph-rsid="000e1665" style:font-size-asian="12pt" style:font-size-complex="12pt"/>
    </style:style>
    <style:style style:name="P19" style:family="paragraph" style:parent-style-name="Preformatted_20_Text">
      <style:paragraph-properties fo:widows="1"/>
      <style:text-properties fo:font-variant="normal" fo:text-transform="none" fo:color="#000000" style:font-name="Liberation Serif" fo:font-size="12pt" fo:letter-spacing="normal" fo:font-style="normal" fo:font-weight="normal" officeooo:rsid="006308ef" officeooo:paragraph-rsid="000e1665" style:font-size-asian="12pt" style:font-size-complex="12pt"/>
    </style:style>
    <style:style style:name="P20" style:family="paragraph" style:parent-style-name="Preformatted_20_Text">
      <style:paragraph-properties fo:widows="1"/>
      <style:text-properties fo:font-variant="normal" fo:text-transform="none" fo:color="#000000" style:font-name="Liberation Serif" fo:font-size="12pt" fo:letter-spacing="normal" fo:font-style="normal" fo:font-weight="normal" officeooo:rsid="0064766c" officeooo:paragraph-rsid="000e1665" style:font-size-asian="12pt" style:font-size-complex="12pt"/>
    </style:style>
    <style:style style:name="P21" style:family="paragraph" style:parent-style-name="Preformatted_20_Text">
      <style:paragraph-properties fo:widows="1"/>
      <style:text-properties officeooo:paragraph-rsid="000e1665"/>
    </style:style>
    <style:style style:name="P22" style:family="paragraph" style:parent-style-name="Standard">
      <style:text-properties officeooo:rsid="0066a26f" officeooo:paragraph-rsid="000e1665"/>
    </style:style>
    <style:style style:name="P23" style:family="paragraph" style:parent-style-name="Standard">
      <style:text-properties officeooo:rsid="005dafa6" officeooo:paragraph-rsid="000e1665"/>
    </style:style>
    <style:style style:name="P24" style:family="paragraph" style:parent-style-name="Standard">
      <style:text-properties officeooo:rsid="0002b0f5" officeooo:paragraph-rsid="000e1665"/>
    </style:style>
    <style:style style:name="P25" style:family="paragraph" style:parent-style-name="Standard">
      <style:text-properties officeooo:rsid="005f45df" officeooo:paragraph-rsid="000e1665"/>
    </style:style>
    <style:style style:name="T1" style:family="text">
      <style:text-properties officeooo:rsid="0015ce18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19f25a"/>
    </style:style>
    <style:style style:name="T4" style:family="text">
      <style:text-properties fo:font-style="normal" fo:font-weight="normal" officeooo:rsid="006e987a"/>
    </style:style>
    <style:style style:name="T5" style:family="text">
      <style:text-properties fo:font-style="normal" fo:font-weight="normal" officeooo:rsid="001b650c"/>
    </style:style>
    <style:style style:name="T6" style:family="text">
      <style:text-properties fo:font-style="normal" fo:font-weight="normal" officeooo:rsid="001b90a5"/>
    </style:style>
    <style:style style:name="T7" style:family="text">
      <style:text-properties fo:font-style="normal" fo:font-weight="normal" officeooo:rsid="006ce6bc"/>
    </style:style>
    <style:style style:name="T8" style:family="text">
      <style:text-properties fo:font-style="normal" fo:font-weight="normal" officeooo:rsid="0091ebbb"/>
    </style:style>
    <style:style style:name="T9" style:family="text">
      <style:text-properties fo:font-style="normal" fo:font-weight="normal" officeooo:rsid="0006468c"/>
    </style:style>
    <style:style style:name="T10" style:family="text">
      <style:text-properties fo:font-style="normal" fo:font-weight="normal" officeooo:rsid="0091835b"/>
    </style:style>
    <style:style style:name="T11" style:family="text">
      <style:text-properties fo:font-style="normal" fo:font-weight="normal" officeooo:rsid="006e75ef"/>
    </style:style>
    <style:style style:name="T12" style:family="text">
      <style:text-properties fo:font-style="normal" fo:font-weight="normal" officeooo:rsid="000c3128"/>
    </style:style>
    <style:style style:name="T13" style:family="text">
      <style:text-properties fo:font-style="normal" fo:font-weight="normal" officeooo:rsid="000b18d7"/>
    </style:style>
    <style:style style:name="T14" style:family="text">
      <style:text-properties fo:font-style="normal" fo:font-weight="normal" officeooo:rsid="001712cf"/>
    </style:style>
    <style:style style:name="T15" style:family="text">
      <style:text-properties fo:font-style="normal" fo:font-weight="normal" officeooo:rsid="0018648f"/>
    </style:style>
    <style:style style:name="T16" style:family="text">
      <style:text-properties fo:font-style="normal" fo:font-weight="normal" officeooo:rsid="000bf418"/>
    </style:style>
    <style:style style:name="T17" style:family="text">
      <style:text-properties fo:font-style="normal" fo:font-weight="normal" officeooo:rsid="00871461"/>
    </style:style>
    <style:style style:name="T18" style:family="text">
      <style:text-properties fo:font-style="normal" fo:font-weight="normal" officeooo:rsid="006c834e"/>
    </style:style>
    <style:style style:name="T19" style:family="text">
      <style:text-properties fo:font-style="normal" fo:font-weight="normal" officeooo:rsid="000d73e3"/>
    </style:style>
    <style:style style:name="T20" style:family="text">
      <style:text-properties fo:font-style="normal" fo:font-weight="normal" officeooo:rsid="00105849"/>
    </style:style>
    <style:style style:name="T21" style:family="text">
      <style:text-properties fo:font-style="normal" fo:font-weight="normal" officeooo:rsid="0011daa9"/>
    </style:style>
    <style:style style:name="T22" style:family="text">
      <style:text-properties fo:font-style="normal" fo:font-weight="normal" officeooo:rsid="006ea47f"/>
    </style:style>
    <style:style style:name="T23" style:family="text">
      <style:text-properties fo:font-style="normal" fo:font-weight="normal" officeooo:rsid="001f6758"/>
    </style:style>
    <style:style style:name="T24" style:family="text">
      <style:text-properties fo:font-style="normal" fo:font-weight="normal" officeooo:rsid="009442ac"/>
    </style:style>
    <style:style style:name="T25" style:family="text">
      <style:text-properties fo:font-style="normal" fo:font-weight="normal" officeooo:rsid="00214069"/>
    </style:style>
    <style:style style:name="T26" style:family="text">
      <style:text-properties fo:font-style="normal" fo:font-weight="normal" officeooo:rsid="0094f51b"/>
    </style:style>
    <style:style style:name="T27" style:family="text">
      <style:text-properties fo:font-style="normal" fo:font-weight="normal" officeooo:rsid="00618425"/>
    </style:style>
    <style:style style:name="T28" style:family="text">
      <style:text-properties fo:font-style="normal" fo:font-weight="normal" officeooo:rsid="0025560f"/>
    </style:style>
    <style:style style:name="T29" style:family="text">
      <style:text-properties fo:font-style="normal" fo:font-weight="normal" officeooo:rsid="0026e81d"/>
    </style:style>
    <style:style style:name="T30" style:family="text">
      <style:text-properties fo:font-style="normal" fo:font-weight="normal" officeooo:rsid="00720dbe"/>
    </style:style>
    <style:style style:name="T31" style:family="text">
      <style:text-properties fo:font-style="normal" fo:font-weight="normal" officeooo:rsid="00758385"/>
    </style:style>
    <style:style style:name="T32" style:family="text">
      <style:text-properties fo:font-style="normal" fo:font-weight="normal" officeooo:rsid="00781b4b"/>
    </style:style>
    <style:style style:name="T33" style:family="text">
      <style:text-properties fo:font-style="normal" fo:font-weight="normal" officeooo:rsid="0029b0eb"/>
    </style:style>
    <style:style style:name="T34" style:family="text">
      <style:text-properties fo:font-style="normal" fo:font-weight="normal" officeooo:rsid="0029f6d5"/>
    </style:style>
    <style:style style:name="T35" style:family="text">
      <style:text-properties fo:font-style="normal" fo:font-weight="normal" officeooo:rsid="002b47cd"/>
    </style:style>
    <style:style style:name="T36" style:family="text">
      <style:text-properties fo:font-style="normal" fo:font-weight="normal" officeooo:rsid="009e7784"/>
    </style:style>
    <style:style style:name="T37" style:family="text">
      <style:text-properties fo:font-style="normal" fo:font-weight="normal" officeooo:rsid="002ca12d"/>
    </style:style>
    <style:style style:name="T38" style:family="text">
      <style:text-properties fo:font-style="normal" fo:font-weight="normal" officeooo:rsid="002e5691"/>
    </style:style>
    <style:style style:name="T39" style:family="text">
      <style:text-properties fo:font-style="normal" fo:font-weight="normal" officeooo:rsid="002831a1"/>
    </style:style>
    <style:style style:name="T40" style:family="text">
      <style:text-properties fo:font-style="normal" fo:font-weight="normal" officeooo:rsid="00325dad"/>
    </style:style>
    <style:style style:name="T41" style:family="text">
      <style:text-properties fo:font-style="normal" fo:font-weight="normal" officeooo:rsid="0039ea67"/>
    </style:style>
    <style:style style:name="T42" style:family="text">
      <style:text-properties fo:font-style="normal" fo:font-weight="normal" officeooo:rsid="003708f7"/>
    </style:style>
    <style:style style:name="T43" style:family="text">
      <style:text-properties fo:font-style="normal" fo:font-weight="normal" officeooo:rsid="0038db51"/>
    </style:style>
    <style:style style:name="T44" style:family="text">
      <style:text-properties fo:font-style="normal" fo:font-weight="normal" officeooo:rsid="0030bc9a"/>
    </style:style>
    <style:style style:name="T45" style:family="text">
      <style:text-properties fo:font-style="normal" fo:font-weight="normal" officeooo:rsid="00791e0f"/>
    </style:style>
    <style:style style:name="T46" style:family="text">
      <style:text-properties fo:font-style="normal" fo:font-weight="normal" officeooo:rsid="00987527"/>
    </style:style>
    <style:style style:name="T47" style:family="text">
      <style:text-properties fo:font-style="normal" fo:font-weight="normal" officeooo:rsid="003b92d6"/>
    </style:style>
    <style:style style:name="T48" style:family="text">
      <style:text-properties fo:font-style="normal" fo:font-weight="normal" officeooo:rsid="002973ce"/>
    </style:style>
    <style:style style:name="T49" style:family="text">
      <style:text-properties fo:font-style="normal" fo:font-weight="normal" officeooo:rsid="007bcef3"/>
    </style:style>
    <style:style style:name="T50" style:family="text">
      <style:text-properties fo:font-style="normal" fo:font-weight="normal" officeooo:rsid="0044e0db"/>
    </style:style>
    <style:style style:name="T51" style:family="text">
      <style:text-properties fo:font-style="normal" fo:font-weight="normal" officeooo:rsid="00709758"/>
    </style:style>
    <style:style style:name="T52" style:family="text">
      <style:text-properties fo:font-style="normal" fo:font-weight="normal" officeooo:rsid="0079eb13"/>
    </style:style>
    <style:style style:name="T53" style:family="text">
      <style:text-properties fo:font-style="normal" fo:font-weight="normal" officeooo:rsid="00460778"/>
    </style:style>
    <style:style style:name="T54" style:family="text">
      <style:text-properties fo:font-style="normal" fo:font-weight="normal" officeooo:rsid="009fd9ba"/>
    </style:style>
    <style:style style:name="T55" style:family="text">
      <style:text-properties fo:font-style="normal" fo:font-weight="normal" officeooo:rsid="004ab516"/>
    </style:style>
    <style:style style:name="T56" style:family="text">
      <style:text-properties fo:font-style="normal" fo:font-weight="normal" officeooo:rsid="004c209d"/>
    </style:style>
    <style:style style:name="T57" style:family="text">
      <style:text-properties fo:font-style="normal" fo:font-weight="normal" officeooo:rsid="004c4703"/>
    </style:style>
    <style:style style:name="T58" style:family="text">
      <style:text-properties fo:font-style="normal" fo:font-weight="normal" officeooo:rsid="004dfdbf"/>
    </style:style>
    <style:style style:name="T59" style:family="text">
      <style:text-properties fo:font-style="normal" fo:font-weight="normal" officeooo:rsid="004fb4c3"/>
    </style:style>
    <style:style style:name="T60" style:family="text">
      <style:text-properties fo:font-style="normal" fo:font-weight="normal" officeooo:rsid="007d7dc5"/>
    </style:style>
    <style:style style:name="T61" style:family="text">
      <style:text-properties fo:font-style="normal" fo:font-weight="normal" officeooo:rsid="007f1bbe"/>
    </style:style>
    <style:style style:name="T62" style:family="text">
      <style:text-properties fo:font-style="normal" fo:font-weight="normal" officeooo:rsid="00581ae9"/>
    </style:style>
    <style:style style:name="T63" style:family="text">
      <style:text-properties fo:font-style="normal" fo:font-weight="normal" officeooo:rsid="00581e3d"/>
    </style:style>
    <style:style style:name="T64" style:family="text">
      <style:text-properties fo:font-style="normal" fo:font-weight="normal" officeooo:rsid="009c0448"/>
    </style:style>
    <style:style style:name="T65" style:family="text">
      <style:text-properties fo:font-style="normal" fo:font-weight="normal" officeooo:rsid="0080bc43"/>
    </style:style>
    <style:style style:name="T66" style:family="text">
      <style:text-properties fo:font-style="normal" fo:font-weight="normal" officeooo:rsid="009bb3ff"/>
    </style:style>
    <style:style style:name="T67" style:family="text">
      <style:text-properties fo:font-style="normal" fo:font-weight="normal" officeooo:rsid="00994296"/>
    </style:style>
    <style:style style:name="T68" style:family="text">
      <style:text-properties fo:font-style="normal" fo:font-weight="normal" officeooo:rsid="005d46a3"/>
    </style:style>
    <style:style style:name="T69" style:family="text">
      <style:text-properties fo:font-style="normal" fo:font-weight="normal" officeooo:rsid="0076a23e"/>
    </style:style>
    <style:style style:name="T70" style:family="text">
      <style:text-properties fo:font-style="normal" fo:font-weight="normal" officeooo:rsid="0059b821"/>
    </style:style>
    <style:style style:name="T71" style:family="text">
      <style:text-properties officeooo:rsid="001b90a5"/>
    </style:style>
    <style:style style:name="T72" style:family="text">
      <style:text-properties officeooo:rsid="001c203e"/>
    </style:style>
    <style:style style:name="T73" style:family="text">
      <style:text-properties officeooo:rsid="006e987a"/>
    </style:style>
    <style:style style:name="T74" style:family="text">
      <style:text-properties officeooo:rsid="000493d1"/>
    </style:style>
    <style:style style:name="T75" style:family="text">
      <style:text-properties officeooo:rsid="0091ebbb"/>
    </style:style>
    <style:style style:name="T76" style:family="text">
      <style:text-properties officeooo:rsid="0008333d"/>
    </style:style>
    <style:style style:name="T77" style:family="text">
      <style:text-properties officeooo:rsid="000b18d7"/>
    </style:style>
    <style:style style:name="T78" style:family="text">
      <style:text-properties style:font-name="Liberation Serif" fo:font-size="12pt" officeooo:rsid="0062d0b5" style:font-size-asian="12pt" style:font-size-complex="12pt"/>
    </style:style>
    <style:style style:name="T79" style:family="text">
      <style:text-properties style:font-name="Liberation Serif" fo:font-size="12pt" officeooo:rsid="00612a3d" style:font-size-asian="12pt" style:font-size-complex="12pt"/>
    </style:style>
    <style:style style:name="T80" style:family="text">
      <style:text-properties style:font-name="Liberation Serif" fo:font-size="12pt" officeooo:rsid="006185bb" style:font-size-asian="12pt" style:font-size-complex="12pt"/>
    </style:style>
    <style:style style:name="T81" style:family="text">
      <style:text-properties officeooo:rsid="000c7044"/>
    </style:style>
    <style:style style:name="T82" style:family="text">
      <style:text-properties officeooo:rsid="000d32c7"/>
    </style:style>
    <style:style style:name="T83" style:family="text">
      <style:text-properties officeooo:rsid="000feca3"/>
    </style:style>
    <style:style style:name="T84" style:family="text">
      <style:text-properties officeooo:rsid="0062d0b5"/>
    </style:style>
    <style:style style:name="T85" style:family="text">
      <style:text-properties officeooo:rsid="006185bb"/>
    </style:style>
    <style:style style:name="T86" style:family="text">
      <style:text-properties officeooo:rsid="00116616"/>
    </style:style>
    <style:style style:name="T87" style:family="text">
      <style:text-properties officeooo:rsid="00146f0b"/>
    </style:style>
    <style:style style:name="T88" style:family="text">
      <style:text-properties officeooo:rsid="0014a919"/>
    </style:style>
    <style:style style:name="T89" style:family="text">
      <style:text-properties officeooo:rsid="006e75ef"/>
    </style:style>
    <style:style style:name="T90" style:family="text">
      <style:text-properties fo:font-variant="normal" fo:text-transform="none" fo:color="#000000" fo:letter-spacing="normal" fo:font-style="normal" fo:font-weight="normal"/>
    </style:style>
    <style:style style:name="T91" style:family="text">
      <style:text-properties fo:font-variant="normal" fo:text-transform="none" fo:color="#000000" fo:letter-spacing="normal" fo:font-style="normal" fo:font-weight="normal" officeooo:rsid="0015ce18"/>
    </style:style>
    <style:style style:name="T92" style:family="text">
      <style:text-properties officeooo:rsid="0021ffa7"/>
    </style:style>
    <style:style style:name="T93" style:family="text">
      <style:text-properties officeooo:rsid="00709758"/>
    </style:style>
    <style:style style:name="T94" style:family="text">
      <style:text-properties officeooo:rsid="0073b042"/>
    </style:style>
    <style:style style:name="T95" style:family="text">
      <style:text-properties officeooo:rsid="00720dbe"/>
    </style:style>
    <style:style style:name="T96" style:family="text">
      <style:text-properties officeooo:rsid="00719926"/>
    </style:style>
    <style:style style:name="T97" style:family="text">
      <style:text-properties officeooo:rsid="006ea47f"/>
    </style:style>
    <style:style style:name="T98" style:family="text">
      <style:text-properties officeooo:rsid="006308ef"/>
    </style:style>
    <style:style style:name="T99" style:family="text">
      <style:text-properties officeooo:rsid="002973ce"/>
    </style:style>
    <style:style style:name="T100" style:family="text">
      <style:text-properties officeooo:rsid="006c834e"/>
    </style:style>
    <style:style style:name="T101" style:family="text">
      <style:text-properties officeooo:rsid="009e7784"/>
    </style:style>
    <style:style style:name="T102" style:family="text">
      <style:text-properties officeooo:rsid="00a50642"/>
    </style:style>
    <style:style style:name="T103" style:family="text">
      <style:text-properties officeooo:rsid="0030bc9a"/>
    </style:style>
    <style:style style:name="T104" style:family="text">
      <style:text-properties officeooo:rsid="00312c59"/>
    </style:style>
    <style:style style:name="T105" style:family="text">
      <style:text-properties officeooo:rsid="008d37e2"/>
    </style:style>
    <style:style style:name="T106" style:family="text">
      <style:text-properties officeooo:rsid="00987527"/>
    </style:style>
    <style:style style:name="T107" style:family="text">
      <style:text-properties officeooo:rsid="006372c7"/>
    </style:style>
    <style:style style:name="T108" style:family="text">
      <style:text-properties officeooo:rsid="00534aab"/>
    </style:style>
    <style:style style:name="T109" style:family="text">
      <style:text-properties officeooo:rsid="005b14a6"/>
    </style:style>
    <style:style style:name="T110" style:family="text">
      <style:text-properties officeooo:rsid="005cb87a"/>
    </style:style>
    <style:style style:name="T111" style:family="text">
      <style:text-properties officeooo:rsid="005e42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) Customer</text:p>
      <text:p text:style-name="P23"/>
      <text:p text:style-name="P1">create table <text:span text:style-name="T1">Customer</text:span>(</text:p>
      <text:p text:style-name="P16"><text:s text:c="8"/><text:span text:style-name="T3">D</text:span><text:span text:style-name="T4">L_number char(8)</text:span><text:span text:style-name="T5"> primary key,</text:span></text:p>
      <text:p text:style-name="P16"><text:s text:c="8"/><text:span text:style-name="T71">CustName </text:span><text:span text:style-name="T2">var</text:span><text:span text:style-name="T6">char</text:span><text:span text:style-name="T2">(</text:span><text:span text:style-name="T6">20</text:span><text:span text:style-name="T2">),</text:span></text:p>
      <text:p text:style-name="P16"><text:s text:c="8"/><text:span text:style-name="T72">BirthDate varchar(10),</text:span><text:span text:style-name="T2"> </text:span></text:p>
      <text:p text:style-name="P16"><text:s text:c="8"/><text:span text:style-name="T73">city varchar(30) NOT NULL,</text:span></text:p>
      <text:p text:style-name="P16"><text:span text:style-name="T2"><text:tab/> <text:s/></text:span><text:span text:style-name="T4">state varchar(30) NOT NULL,</text:span></text:p>
      <text:p text:style-name="P2"><text:s text:c="8"/>Zipcode integer NOT NULL,</text:p>
      <text:p text:style-name="P16"><text:s text:c="6"/></text:p>
      <text:p text:style-name="P3">);</text:p>
      <text:p text:style-name="P24"/>
      <text:p text:style-name="P25">b) Car_Category </text:p>
      <text:p text:style-name="P25"/>
      <text:p text:style-name="P1">create table <text:span text:style-name="T74">Car_Category</text:span>(</text:p>
      <text:p text:style-name="P1"><text:tab/> <text:s/><text:span text:style-name="T75">Cat_ID char(4) primary key,</text:span><text:tab/></text:p>
      <text:p text:style-name="P16"><text:s text:c="8"/><text:span text:style-name="T7">Category_name varchar(25) </text:span><text:span text:style-name="T8">NOT NULL</text:span><text:span text:style-name="T7">,</text:span></text:p>
      <text:p text:style-name="P4"><text:s text:c="2"/><text:tab/> <text:s/>No_of_person integer NOT NULL,</text:p>
      <text:p text:style-name="P16"><text:span text:style-name="T2"><text:tab/> <text:s/></text:span><text:span text:style-name="T9">Rent_</text:span><text:span text:style-name="T7">per_day</text:span><text:span text:style-name="T9"> </text:span><text:span text:style-name="T10">integer</text:span><text:span text:style-name="T9"> </text:span><text:span text:style-name="T7">NOT NULL,</text:span></text:p>
      <text:p text:style-name="P4"/>
      <text:p text:style-name="P5">);</text:p>
      <text:p text:style-name="P5"/>
      <text:p text:style-name="P18">c) Car</text:p>
      <text:p text:style-name="P6"/>
      <text:p text:style-name="P1">create table <text:span text:style-name="T76">Car</text:span>(</text:p>
      <text:p text:style-name="P16"><text:s text:c="8"/><text:span text:style-name="T76">Car_</text:span><text:span text:style-name="T2">ID varchar(</text:span><text:span text:style-name="T11">4</text:span><text:span text:style-name="T2">) primary key, </text:span></text:p>
      <text:p text:style-name="P16"><text:span text:style-name="T2"><text:tab/> <text:s/></text:span><text:span text:style-name="T12">Cat_</text:span><text:span text:style-name="T7">Name</text:span><text:span text:style-name="T12"> varchar(2</text:span><text:span text:style-name="T11">5</text:span><text:span text:style-name="T12">) </text:span><text:span text:style-name="T11">NOT NULL</text:span><text:span text:style-name="T12">,</text:span></text:p>
      <text:p text:style-name="P16"><text:s text:c="8"/><text:span text:style-name="T77">Model</text:span><text:span text:style-name="T2"> varchar(30) </text:span><text:span text:style-name="T11">NOT NULL</text:span><text:span text:style-name="T2">, </text:span></text:p>
      <text:p text:style-name="P16"><text:s text:c="7"/><text:span text:style-name="T2"><text:s/></text:span><text:span text:style-name="T13">Color varchar(10) </text:span><text:span text:style-name="T11">NOT NULL</text:span><text:span text:style-name="T13">,</text:span></text:p>
      <text:p text:style-name="P16"><text:span text:style-name="T13"><text:tab/> <text:s/></text:span><text:span text:style-name="T7">Availability_flag char(1) NOT NULL,</text:span></text:p>
      <text:p text:style-name="P16"><text:span text:style-name="T13"><text:tab/> <text:s/></text:span><text:span text:style-name="T14">Zipcode integer </text:span><text:span text:style-name="T15">REFERENCES</text:span><text:span text:style-name="T14"> Location(Zipcode),</text:span></text:p>
      <text:p text:style-name="P17"><text:span text:style-name="T13"><text:tab/> <text:s/></text:span><text:span text:style-name="T2">Mileage </text:span><text:span text:style-name="T11">INTEGER</text:span><text:span text:style-name="T2"> </text:span><text:span text:style-name="T11">NOT NULL</text:span><text:span text:style-name="T2">,</text:span></text:p>
      <text:p text:style-name="P16"><text:s text:c="8"/><text:span text:style-name="T2">FOREIGN KEY(</text:span><text:span text:style-name="T16">Cat_</text:span><text:span text:style-name="T7">Name</text:span><text:span text:style-name="T2">) references </text:span><text:span text:style-name="T7">Ca</text:span><text:span text:style-name="T17">r_Category</text:span><text:span text:style-name="T2">(</text:span><text:span text:style-name="T16">Ca</text:span><text:span text:style-name="T17">tegory_name</text:span><text:span text:style-name="T2">)</text:span></text:p>
      <text:p text:style-name="P16"><text:span text:style-name="T2"><text:tab/> <text:s/></text:span><text:span text:style-name="T18">ON DELETE SET </text:span><text:span text:style-name="T11">DEFAULT </text:span><text:span text:style-name="T18">UPDATE ON CASCADE</text:span></text:p>
      <text:p text:style-name="P1">);</text:p>
      <text:p text:style-name="P21"/>
      <text:p text:style-name="P1"><text:span text:style-name="T78">d</text:span><text:span text:style-name="T79">)C</text:span><text:span text:style-name="T80">ompany</text:span></text:p>
      <text:p text:style-name="P1"><text:span text:style-name="T79"/></text:p>
      <text:p text:style-name="P1">create table <text:span text:style-name="T81">Company</text:span>(</text:p>
      <text:p text:style-name="P16"><text:s text:c="8"/><text:span text:style-name="T82">Name</text:span><text:span text:style-name="T2"> varchar(</text:span><text:span text:style-name="T19">15)</text:span><text:span text:style-name="T2"> primary key, </text:span></text:p>
      <text:p text:style-name="P16"><text:s text:c="8"/><text:span text:style-name="T83">Car_ID varchar(8) NOT NULL,</text:span><text:span text:style-name="T2"> </text:span></text:p>
      <text:p text:style-name="P16"><text:s text:c="8"/><text:span text:style-name="T2">FOREIGN KEY(</text:span><text:span text:style-name="T16">Ca</text:span><text:span text:style-name="T20">r</text:span><text:span text:style-name="T16">_ID</text:span><text:span text:style-name="T2">) references </text:span><text:span text:style-name="T4">Car(Car_ID)</text:span></text:p>
      <text:p text:style-name="P16"><text:span text:style-name="T2"><text:tab/> <text:s/></text:span><text:span text:style-name="T18">ON DELETE SET </text:span><text:span text:style-name="T4">DEFAULT ON UPDATE CASCADE</text:span></text:p>
      <text:p text:style-name="P1">);</text:p>
      <text:p text:style-name="P1"/>
      <text:p text:style-name="P18"><text:span text:style-name="T84">e</text:span>) <text:span text:style-name="T85">Location</text:span></text:p>
      <text:p text:style-name="P21"/>
      <text:p text:style-name="P1">create table <text:span text:style-name="T86">Location</text:span>(</text:p>
      <text:p text:style-name="P16"><text:s text:c="8"/><text:span text:style-name="T87">Z</text:span><text:span text:style-name="T21">ipcode</text:span><text:span text:style-name="T2"> </text:span><text:span text:style-name="T14">integer</text:span><text:span text:style-name="T2"> primary key,</text:span></text:p>
      <text:p text:style-name="P16"><text:s text:c="8"/><text:span text:style-name="T88">city</text:span><text:span text:style-name="T2"> varchar(30) </text:span><text:span text:style-name="T11">NOT NULL,</text:span></text:p>
      <text:p text:style-name="P7"><text:tab/> <text:s/>state varchar(30) <text:span text:style-name="T89">NOT NULL</text:span></text:p>
      <text:p text:style-name="P1">);</text:p>
      <text:p text:style-name="P1"/>
      <text:p text:style-name="P18"><text:span text:style-name="T84">f</text:span>)C<text:span text:style-name="T84">ontact</text:span></text:p>
      <text:p text:style-name="P1"/>
      <text:p text:style-name="P21"><text:span text:style-name="T90">create table </text:span><text:span text:style-name="T91">Contact</text:span><text:span text:style-name="T90">(</text:span></text:p>
      <text:p text:style-name="P16"><text:s text:c="8"/><text:span text:style-name="T3">D</text:span><text:span text:style-name="T22">L_number</text:span><text:span text:style-name="T3"> </text:span><text:span text:style-name="T22">char(8) </text:span><text:span text:style-name="T23">REFERENCES </text:span><text:span text:style-name="T24">Customer</text:span><text:span text:style-name="T22">(DL_number)</text:span><text:span text:style-name="T5">,</text:span></text:p>
      <text:p text:style-name="P16"><text:s text:c="8"/><text:span text:style-name="T25">Contact </text:span><text:span text:style-name="T26">integer</text:span><text:span text:style-name="T25"> </text:span><text:span text:style-name="T22">NOT NULL</text:span></text:p>
      <text:p text:style-name="P8"><text:tab/> </text:p>
      <text:p text:style-name="P1">);</text:p>
      <text:p text:style-name="P1"/>
      <text:p text:style-name="P18"><text:soft-page-break/><text:span text:style-name="T84">g</text:span>)<text:span text:style-name="T84">Reservation</text:span></text:p>
      <text:p text:style-name="P21"/>
      <text:p text:style-name="P1">create table Re<text:span text:style-name="T92">servation</text:span>(</text:p>
      <text:p text:style-name="P1"><text:tab/> <text:s/><text:span text:style-name="T93">Reservation_ID char(4) primary key,</text:span></text:p>
      <text:p text:style-name="P1"><text:s text:c="8"/><text:span text:style-name="T94">Car_Reg varchar(4) REFERENCES Car(Car_ID),</text:span></text:p>
      <text:p text:style-name="P16"><text:s text:c="8"/><text:span text:style-name="T3">D</text:span><text:span text:style-name="T22">L_number char(8)</text:span><text:span text:style-name="T27"> </text:span><text:span text:style-name="T2">REFERENCES </text:span><text:span text:style-name="T28">Customer</text:span><text:span text:style-name="T2">(</text:span><text:span text:style-name="T3">D</text:span><text:span text:style-name="T22">L_number</text:span><text:span text:style-name="T2">),</text:span></text:p>
      <text:p text:style-name="P16"><text:s text:c="8"/><text:span text:style-name="T29">PickupLocation </text:span><text:span text:style-name="T22">integer </text:span><text:span text:style-name="T30">REFERENCES Location(Zipcode)</text:span><text:span text:style-name="T29">,</text:span></text:p>
      <text:p text:style-name="P9"><text:tab/></text:p>
      <text:p text:style-name="P16"><text:span text:style-name="T29"><text:s text:c="8"/></text:span><text:span text:style-name="T31">Amount Numeric(10,2) NOT NULL,</text:span></text:p>
      <text:p text:style-name="P9"><text:tab/> <text:s/>DropoffLocation integer <text:span text:style-name="T95">REFERENCES Location(Zipcode)</text:span>,</text:p>
      <text:p text:style-name="P9"><text:s text:c="7"/><text:span text:style-name="T96">Booking_status CHAR(1) NOT NULL,</text:span></text:p>
      <text:p text:style-name="P9"><text:tab/> <text:s/><text:span text:style-name="T97">From_dt_time TIMESTAMP NOT NULL,</text:span></text:p>
      <text:p text:style-name="P10"><text:s text:c="2"/><text:tab/>Ret_dt_time TIMESTAMP NOT NULL,</text:p>
      <text:p text:style-name="P10"/>
      <text:p text:style-name="P16"><text:s text:c="8"/></text:p>
      <text:p text:style-name="P11">);</text:p>
      <text:p text:style-name="P11"/>
      <text:p text:style-name="P18"><text:span text:style-name="T98">h) Rental</text:span></text:p>
      <text:p text:style-name="P18"/>
      <text:p text:style-name="P1">create table Re<text:span text:style-name="T99">ntal</text:span>(</text:p>
      <text:p text:style-name="P16"><text:s text:c="8"/><text:span text:style-name="T3">D</text:span><text:span text:style-name="T32">L_number</text:span><text:span text:style-name="T2"> </text:span><text:span text:style-name="T32">char(8)</text:span><text:span text:style-name="T27"> </text:span><text:span text:style-name="T2">REFERENCES </text:span><text:span text:style-name="T28">Customer</text:span><text:span text:style-name="T2">(</text:span><text:span text:style-name="T3">D</text:span><text:span text:style-name="T32">L_number</text:span><text:span text:style-name="T2">), </text:span></text:p>
      <text:p text:style-name="P16"><text:s text:c="2"/><text:tab/> <text:s/><text:span text:style-name="T33">Car_ID varchar(</text:span><text:span text:style-name="T32">4</text:span><text:span text:style-name="T33">) REFERENCES </text:span><text:span text:style-name="T34">C</text:span><text:span text:style-name="T35">ar(Car_ID</text:span><text:span text:style-name="T34">),</text:span></text:p>
      <text:p text:style-name="P16"><text:span text:style-name="T34"><text:tab/> <text:s/></text:span><text:span text:style-name="T36">Equip_ID varchar(2) REFERENCES Equipment(Equip_ID);</text:span></text:p>
      <text:p text:style-name="P16"><text:span text:style-name="T34"><text:tab/> <text:s/></text:span><text:span text:style-name="T37">BillID </text:span><text:span text:style-name="T32">varchar(2) primary key</text:span><text:span text:style-name="T37">,</text:span></text:p>
      <text:p text:style-name="P16"><text:span text:style-name="T37"><text:tab/> <text:s/></text:span><text:span text:style-name="T38">StartDate </text:span><text:span text:style-name="T18">timestamp NOT NULL</text:span><text:span text:style-name="T38">,</text:span></text:p>
      <text:p text:style-name="P12"><text:tab/> <text:s/>EndDate <text:span text:style-name="T100">timestamp NOT NULL,</text:span></text:p>
      <text:p text:style-name="P12"><text:tab/> <text:s/><text:span text:style-name="T101">InsCode char(6) NOT NULL REFERENCES Insurance(Insurance_ID),</text:span></text:p>
      <text:p text:style-name="P12"><text:tab/> <text:s/><text:span text:style-name="T101">FuelOpt varchar(1) NOT NULL</text:span><text:tab/><text:span text:style-name="T102">REFERENCES fueloption(fuel_id)</text:span></text:p>
      <text:p text:style-name="P16"><text:span text:style-name="T39">);</text:span></text:p>
      <text:p text:style-name="P11"/>
      <text:p text:style-name="P11"/>
      <text:p text:style-name="P18"><text:span text:style-name="T98">i</text:span>) <text:span text:style-name="T98">Equip_Category</text:span></text:p>
      <text:p text:style-name="P11"/>
      <text:p text:style-name="P1">create table <text:span text:style-name="T103">Equip_Category</text:span>(</text:p>
      <text:p text:style-name="P16"><text:s text:c="8"/><text:span text:style-name="T104">EquipCat_ID</text:span><text:span text:style-name="T2"> varchar(2) primary key,</text:span></text:p>
      <text:p text:style-name="P16"><text:s text:c="8"/><text:span text:style-name="T105">Equip_type</text:span><text:span text:style-name="T2"> varchar(</text:span><text:span text:style-name="T40">1</text:span><text:span text:style-name="T2">0)</text:span></text:p>
      <text:p text:style-name="P1">);</text:p>
      <text:p text:style-name="P11"/>
      <text:p text:style-name="P18"/>
      <text:p text:style-name="P19">j) Equipment</text:p>
      <text:p text:style-name="P1"/>
      <text:p text:style-name="P1">create table <text:span text:style-name="T103">Equipment</text:span>(</text:p>
      <text:p text:style-name="P16"><text:s text:c="8"/><text:span text:style-name="T104">Equip_ID</text:span><text:span text:style-name="T2"> varchar(2) </text:span><text:span text:style-name="T41">primary key,</text:span></text:p>
      <text:p text:style-name="P16"><text:span text:style-name="T2"><text:tab/> <text:s/></text:span><text:span text:style-name="T42">EquipCat_ID </text:span><text:span text:style-name="T43">varchar(2) </text:span><text:span text:style-name="T32">REFERENCES </text:span><text:span text:style-name="T44">Equip_Category</text:span><text:span text:style-name="T32">(</text:span><text:span text:style-name="T45">EquipCat_ID)</text:span><text:span text:style-name="T43">,</text:span></text:p>
      <text:p text:style-name="P16"><text:s text:c="8"/><text:span text:style-name="T106">Equip_Name</text:span><text:span text:style-name="T2"> char(</text:span><text:span text:style-name="T46">25</text:span><text:span text:style-name="T2">) </text:span><text:span text:style-name="T45">NOT NULL</text:span><text:span text:style-name="T2">,</text:span></text:p>
      <text:p text:style-name="P16"><text:span text:style-name="T2"><text:tab/> <text:s/></text:span><text:span text:style-name="T47">Rent_cost numeric(</text:span><text:span text:style-name="T45">4</text:span><text:span text:style-name="T47">,</text:span><text:span text:style-name="T45">2</text:span><text:span text:style-name="T47">) </text:span><text:span text:style-name="T45">NOT NULL</text:span></text:p>
      <text:p text:style-name="P13"><text:tab/> <text:s/></text:p>
      <text:p text:style-name="P11">);</text:p>
      <text:p text:style-name="P11"/>
      <text:p text:style-name="P18"><text:span text:style-name="T98">k</text:span>) <text:span text:style-name="T98">Rental_Invoice</text:span></text:p>
      <text:p text:style-name="P11"/>
      <text:p text:style-name="P16"><text:span text:style-name="T2">create table Re</text:span><text:span text:style-name="T48">ntalInvoice</text:span><text:span text:style-name="T2">(</text:span></text:p>
      <text:p text:style-name="P16"><text:span text:style-name="T34"><text:tab/> <text:s/></text:span><text:span text:style-name="T37">BillID </text:span><text:span text:style-name="T49">varchar(2)</text:span><text:span text:style-name="T37"> </text:span><text:span text:style-name="T50">REFERENCES Rental(BILLID)</text:span><text:span text:style-name="T37">,</text:span></text:p>
      <text:p text:style-name="P16"><text:span text:style-name="T37"><text:s text:c="8"/></text:span><text:span text:style-name="T51">Reservation_ID char(4)</text:span><text:span text:style-name="T45"> REFERENCES Reservation(Reservation_ID),</text:span></text:p>
      <text:p text:style-name="P16"><text:span text:style-name="T37"><text:tab/> <text:s/></text:span><text:span text:style-name="T52">Total</text:span><text:span text:style-name="T53">CarRentCost</text:span><text:span text:style-name="T38"> </text:span><text:span text:style-name="T54">integer</text:span><text:span text:style-name="T38"> </text:span><text:span text:style-name="T52">NOT NULL</text:span><text:span text:style-name="T38">,</text:span></text:p>
      <text:p text:style-name="P12"><text:tab/> <text:s/></text:p>
      <text:p text:style-name="P16"><text:span text:style-name="T38"><text:tab/> <text:s/></text:span><text:span text:style-name="T52">Total</text:span><text:span text:style-name="T55">Equi</text:span><text:span text:style-name="T56">p</text:span><text:span text:style-name="T55">Cost </text:span><text:span text:style-name="T54">integer</text:span><text:span text:style-name="T55"> </text:span><text:span text:style-name="T52">NOT NULL</text:span><text:span text:style-name="T55">,</text:span></text:p>
      <text:p text:style-name="P16"><text:span text:style-name="T55"><text:tab/> <text:s/></text:span><text:span text:style-name="T57">InsuranceCost </text:span><text:span text:style-name="T54">integer</text:span><text:span text:style-name="T57"> </text:span><text:span text:style-name="T52">NOT NULL</text:span><text:span text:style-name="T57">,</text:span></text:p>
      <text:p text:style-name="P16"><text:span text:style-name="T57"><text:tab/> <text:s/></text:span><text:span text:style-name="T58">FuelCost </text:span><text:span text:style-name="T54">integer</text:span><text:span text:style-name="T58"> </text:span><text:span text:style-name="T52">NOT NULL</text:span><text:span text:style-name="T58">,</text:span></text:p>
      <text:p text:style-name="P16"><text:span text:style-name="T38"><text:tab/> <text:s/></text:span><text:span text:style-name="T59">Tax </text:span><text:span text:style-name="T54">integer</text:span><text:span text:style-name="T59"> </text:span><text:span text:style-name="T52">NOT NULL</text:span><text:span text:style-name="T59">,</text:span></text:p>
      <text:p text:style-name="P16"><text:span text:style-name="T59"><text:s text:c="7"/></text:span></text:p>
      <text:p text:style-name="P16"><text:span text:style-name="T60"><text:s text:c="8"/></text:span><text:span text:style-name="T61">Total_Amount </text:span><text:span text:style-name="T54">integer</text:span><text:span text:style-name="T61"> NOT NULL</text:span></text:p>
      <text:p text:style-name="P16"><text:soft-page-break/><text:span text:style-name="T59"><text:tab/></text:span></text:p>
      <text:p text:style-name="P16"><text:s text:c="8"/></text:p>
      <text:p text:style-name="P11">);</text:p>
      <text:p text:style-name="P11"/>
      <text:p text:style-name="P18"><text:span text:style-name="T107">l</text:span>) <text:span text:style-name="T107">FuelOption</text:span></text:p>
      <text:p text:style-name="P14"/>
      <text:p text:style-name="P1">create table <text:span text:style-name="T108">FuelOption</text:span>(</text:p>
      <text:p text:style-name="P16"><text:s text:c="5"/></text:p>
      <text:p text:style-name="P16"><text:s text:c="8"/><text:span text:style-name="T62">Fuel_ID varchar(1) </text:span><text:span text:style-name="T61">primary key</text:span><text:span text:style-name="T62">,</text:span></text:p>
      <text:p text:style-name="P16"><text:span text:style-name="T62"><text:tab/> <text:s/></text:span><text:span text:style-name="T63">Description varchar</text:span><text:span text:style-name="T64">(50</text:span><text:span text:style-name="T63">0) </text:span><text:span text:style-name="T65">NOT NULL</text:span><text:span text:style-name="T63">,</text:span></text:p>
      <text:p text:style-name="P16"><text:span text:style-name="T63"><text:tab/> <text:s/>Cost </text:span><text:span text:style-name="T66">Integer</text:span><text:span text:style-name="T65"> NOT NULL</text:span></text:p>
      <text:p text:style-name="P15"><text:tab/> </text:p>
      <text:p text:style-name="P14">);</text:p>
      <text:p text:style-name="P14"/>
      <text:p text:style-name="P20">m) Insurance</text:p>
      <text:p text:style-name="P18"/>
      <text:p text:style-name="P1">create table <text:span text:style-name="T109">Insurance</text:span>(</text:p>
      <text:p text:style-name="P16"><text:s text:c="8"/><text:span text:style-name="T110">Insurance_ID</text:span><text:span text:style-name="T2"> </text:span><text:span text:style-name="T67">char(5)</text:span><text:span text:style-name="T68"> primary key</text:span><text:span text:style-name="T2">,</text:span></text:p>
      <text:p text:style-name="P16"><text:s text:c="2"/><text:tab/> <text:s/><text:span text:style-name="T111">Policy varchar(100) NOT NULL,</text:span></text:p>
      <text:p text:style-name="P16"><text:span text:style-name="T63"><text:tab/> <text:s/>Cost</text:span><text:span text:style-name="T69">_per_day </text:span><text:span text:style-name="T63">i</text:span><text:span text:style-name="T70">nteger </text:span><text:span text:style-name="T69">NOT NULL</text:span></text:p>
      <text:p text:style-name="P15"><text:tab/> <text:s/></text:p>
      <text:p text:style-name="P22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03:30:47.705167643</meta:creation-date>
    <dc:date>2016-11-19T03:30:59.323820059</dc:date>
    <meta:editing-duration>PT11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3" meta:paragraph-count="116" meta:word-count="339" meta:character-count="3140" meta:non-whitespace-character-count="2493"/>
  </office:meta>
</office:document-meta>
</file>